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 Serif" svg:font-family="'Sans Serif'" style:font-family-generic="swiss"/>
  </office:font-face-decls>
  <office:automatic-styles>
    <style:style style:name="P1" style:family="paragraph" style:parent-style-name="Standard">
      <style:paragraph-properties fo:text-align="justify" style:justify-single-word="false"/>
      <style:text-properties officeooo:paragraph-rsid="00126566"/>
    </style:style>
    <style:style style:name="P2" style:family="paragraph" style:parent-style-name="Standard">
      <style:paragraph-properties fo:text-align="justify" style:justify-single-word="false"/>
      <style:text-properties officeooo:paragraph-rsid="0021217d"/>
    </style:style>
    <style:style style:name="P3" style:family="paragraph" style:parent-style-name="Standard">
      <style:paragraph-properties fo:text-align="center" style:justify-single-word="false"/>
      <style:text-properties style:font-name="Arial" fo:font-size="20pt" officeooo:rsid="00126566" officeooo:paragraph-rsid="00126566" style:font-size-asian="17.5pt" style:font-size-complex="20pt"/>
    </style:style>
    <style:style style:name="P4" style:family="paragraph" style:parent-style-name="Standard">
      <style:paragraph-properties fo:text-align="start" style:justify-single-word="false"/>
      <style:text-properties style:font-name="Arial" fo:font-size="12pt" officeooo:rsid="00126566" officeooo:paragraph-rsid="00126566" style:font-size-asian="10.5pt" style:font-size-complex="12pt"/>
    </style:style>
    <style:style style:name="T1" style:family="text">
      <style:text-properties fo:font-weight="normal" officeooo:rsid="0021217d" style:font-weight-asian="normal" style:font-weight-complex="normal"/>
    </style:style>
    <style:style style:name="T2" style:family="text">
      <style:text-properties fo:font-weight="normal" officeooo:rsid="002b40dd" style:font-weight-asian="normal" style:font-weight-complex="normal"/>
    </style:style>
    <style:style style:name="T3" style:family="text">
      <style:text-properties fo:font-weight="normal" officeooo:rsid="002e4bce" style:font-weight-asian="normal" style:font-weight-complex="normal"/>
    </style:style>
    <style:style style:name="T4" style:family="text">
      <style:text-properties style:text-underline-style="none"/>
    </style:style>
    <style:style style:name="T5" style:family="text">
      <style:text-properties officeooo:rsid="0021217d"/>
    </style:style>
    <style:style style:name="T6" style:family="text">
      <style:text-properties fo:font-weight="bold" officeooo:rsid="0021217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font-name="Sans Serif" fo:font-weight="normal" officeooo:rsid="0021217d" style:font-weight-asian="normal" style:font-weight-complex="normal"/>
    </style:style>
    <style:style style:name="T9" style:family="text">
      <style:text-properties style:font-name="Sans Serif" fo:font-weight="normal" officeooo:rsid="002b40dd" style:font-weight-asian="normal" style:font-weight-complex="normal"/>
    </style:style>
    <style:style style:name="T10" style:family="text">
      <style:text-properties style:font-name="Sans Serif" fo:font-weight="normal" officeooo:rsid="002e4bce" style:font-weight-asian="normal" style:font-weight-complex="normal"/>
    </style:style>
    <style:style style:name="T11" style:family="text">
      <style:text-properties style:font-name="Arial" fo:font-weight="normal" officeooo:rsid="0021217d" style:font-weight-asian="normal" style:font-weight-complex="normal"/>
    </style:style>
    <style:style style:name="T12" style:family="text">
      <style:text-properties style:font-name="Arial" fo:font-weight="normal" officeooo:rsid="002b40dd" style:font-weight-asian="normal" style:font-weight-complex="normal"/>
    </style:style>
    <style:style style:name="T13" style:family="text">
      <style:text-properties style:font-name="Arial" fo:font-weight="normal" officeooo:rsid="002e4bc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_DdeLink__271_2018669278"/><text:bookmark-start text:name="__DdeLink__157_1057318373"/>Explicación de estrategia</text:p>
      <text:p text:style-name="P3"/>
      <text:p text:style-name="P4"/>
      <text:p text:style-name="P1"><text:bookmark-start text:name="__DdeLink__152_1057318373"/><text:bookmark-start text:name="__DdeLink__149_1057318373"/><text:span text:style-name="Strong_20_Emphasis"><text:span text:style-name="T11">Lo primero fue evaluar cada uno de los supuestos, en mi caso el 4 fue el que más me llamo la atención. Este supuesto también era el más claro, ya que era una idea concreta. Mi idea al crear el correo fue la de intentar maximizar la participación en el concurso. </text:span></text:span></text:p>
      <text:p text:style-name="P1"><text:span text:style-name="Strong_20_Emphasis"><text:span text:style-name="T11"/></text:span></text:p>
      <text:p text:style-name="P1"><text:span text:style-name="Strong_20_Emphasis"><text:span text:style-name="T11">Para comenzar decidí visitar la página web de la feria de 2 Ruedas para conocer su estética y hacer un email acorde con la misma y vi que los colores principales de la página eran el negro y el rojo brillante junto al blanco para los textos y que así sean fácilmente legibles. Siguiendo por la misma línea decidí utilizar la misma fuente o al menos la más parecida que encontré en este caso la ‘Sans-serif’, con el propósito de mantener la coherencia con la página web de 2 Ruedas, esta decisión continua con la identidad de la marca y también ayuda a que el texto sea lo más legible posible.</text:span></text:span></text:p>
      <text:p text:style-name="P1"><text:span text:style-name="Strong_20_Emphasis"><text:span text:style-name="T11"/></text:span></text:p>
      <text:p text:style-name="P1"><text:span text:style-name="Strong_20_Emphasis"><text:span text:style-name="T11">Con esta fuente y color, la diferencia de tamaños en el texto es clave para la jerarquía visual, por eso el título está en mayúsculas y en negrita con un tamaño superior al resto del mensaje, para que llame la atención de la persona que reciba el correo y tenga la curiosidad de seguir leyendo y descubrir la oportunidad que se le presenta. Esta curiosidad generada al inicio es crucial para que continúe leyendo y comprenda rápidamente la oferta que se le presenta unas entradas gratuitas para el GP de Cheste. Para reforzar este mensaje y mantener el interés, utilicé una imagen del Gran Premio de Cheste, rodeada por arriba y abajo por divisores rojos del mismo tono que el rojo utilizado en la página web, que no solo dinamizan el correo, sino que también actúan como marcadores visuales para separar la información clave y guiar la vista hacia el contenido central.</text:span></text:span></text:p>
      <text:p text:style-name="P1"><text:span text:style-name="Strong_20_Emphasis"><text:span text:style-name="T11"/></text:span></text:p>
      <text:p text:style-name="P1"><text:span text:style-name="Strong_20_Emphasis"><text:span text:style-name="T11">Una vez captada la atención y presentada la recompensa en este caso unas entradas para el GP de Cheste, el siguiente paso fue destacar la importancia y la exclusividad de la posible recompensa por eso palabras como ‘oportunidad irrepetible’ o ‘una vez en la vida’ están en negrita para destacar y así generar una sensación de exclusividad, impulsando al usuario a participar lo antes posible.</text:span></text:span></text:p>
      <text:p text:style-name="P1"><text:span text:style-name="Strong_20_Emphasis"><text:span text:style-name="T11"/></text:span></text:p>
      <text:p text:style-name="P1"><text:span text:style-name="Strong_20_Emphasis"><text:span text:style-name="T11">Para reforzar el sentimiento de urgencia y guiar al usuario al botón donde realizar la encuesta se incluye un párrafo donde se dice la fecha límite de participación para aumentar la urgencia en el lector, además este párrafo está con un fondo rojo para que destaque y así que la vista se dirija a la llamada a la acción.</text:span></text:span></text:p>
      <text:p text:style-name="P1"><text:span text:style-name="Strong_20_Emphasis"><text:span text:style-name="T11"/></text:span></text:p>
      <text:p text:style-name="P1"><text:span text:style-name="Strong_20_Emphasis"><text:span text:style-name="T11">El siguiente punto del email es el botón rojo siguiendo con el estilo de la página, este botón contiene el mensaje ‘Consigue tus entradas’ para incitar al usuario a apretarlo lo antes posible, funcionando como el canal directo hacia la participación en el sorteo. Su color rojo, que mantiene la línea visual de la feria, no es meramente estético, sino que actúa como una señal visual clara que dirige la vista del usuario. La ubicación central y destacada de este botón asegura que, tras haber comprendido la oferta y su urgencia, el receptor sepa instantáneamente dónde hacer clic para completar la acción deseada.</text:span></text:span></text:p>
      <text:p text:style-name="P1"><text:span text:style-name="Strong_20_Emphasis"><text:span text:style-name="T11"/></text:span></text:p>
      <text:p text:style-name="P1"><text:span text:style-name="Strong_20_Emphasis"><text:span text:style-name="T11">Finalmente, para evocar la emoción y reforzar la necesidad del premio, se incluyó un texto describiendo la experiencia que representa asistir al Gran Premio de Cheste. Este párrafo, situado estratégicamente después del botón, busca conectar con la pasión del fan del motociclismo que todavía no está convencido de participar, reforzando el deseo ya </text:span></text:span><text:soft-page-break/><text:span text:style-name="Strong_20_Emphasis"><text:span text:style-name="T11">generado por participar en el sorteo y dejando una impresión duradera sobre el valor de la recompensa.</text:span></text:span><text:bookmark-end text:name="__DdeLink__271_2018669278"/></text:p>
      <text:p text:style-name="P2"><text:bookmark-end text:name="__DdeLink__149_1057318373"/><text:span text:style-name="Strong_20_Emphasis"><text:span text:style-name="T11"/></text:span></text:p>
      <text:p text:style-name="P2"><text:span text:style-name="Strong_20_Emphasis"><text:span text:style-name="T11">El pie de página, diseñado con un fondo rojo que mantiene la coherencia cromática de la feria, cumple un doble propósito esencial para la credibilidad y la conexión de la marca. Por un lado, ofrece un cierre visual armonioso al email. Por otro, está estratégicamente dividido en dos columnas: la izquierda dedicada a la transparencia legal con enlaces esenciales como las Bases Legales, Aviso Legal, Política de Privacidad y Política de Cookies, fundamentales para cumplir la normativa y generar confianza. La columna de la derecha se enfoca en la expansión de la conexión social, invitando al usuario a "Síguenos" a través de iconos de redes sociales como Facebook, Instagram, Twitter y YouTube, fomentando así el engagement a largo plazo y la construcción de comunidad más allá del email.</text:span></text:span><text:bookmark-end text:name="__DdeLink__157_1057318373"/><text:bookmark-end text:name="__DdeLink__152_1057318373"/></text:p>
      <text:p text:style-name="P2"><text:span text:style-name="Strong_20_Emphasis"><text:span text:style-name="T11"/></text:span></text:p>
      <text:p text:style-name="P2"><text:span text:style-name="Strong_20_Emphasis"><text:span text:style-name="T11">La estrategia principal de este email fue resolver un reto claro: conseguir la mayor participación posible en el sorteo del GP de Cheste. El diseño </text:span></text:span><text:span text:style-name="Strong_20_Emphasis"><text:span text:style-name="T12">que </text:span></text:span><text:span text:style-name="Strong_20_Emphasis"><text:span text:style-name="T11">se ve en que el correo se parece mucho a la marca '2 Ruedas', usando sus colores y estilo, y en cómo organiza la información para guiar fácilmente la vista del usuario. </text:span></text:span><text:span text:style-name="Strong_20_Emphasis"><text:span text:style-name="T13">El usar</text:span></text:span><text:span text:style-name="Strong_20_Emphasis"><text:span text:style-name="T11"> MJML nos permitió construir el email de forma ordenada y con elementos listos para usar, haciendo que fuera atractivo y funcionara bien. Así, desde la idea inicial hasta el resultado final, el correo no solo da información, sino que también convence y anima a la gente a participar, logrando nuestro objetivo.</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 Serif" svg:font-family="'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8:57:49.283625018</meta:creation-date>
    <dc:date>2025-05-22T17:53:08.985336582</dc:date>
    <meta:editing-duration>PT2H35M54S</meta:editing-duration>
    <meta:editing-cycles>29</meta:editing-cycles>
    <meta:generator>LibreOffice/24.2.7.2$Linux_X86_64 LibreOffice_project/420$Build-2</meta:generator>
    <meta:document-statistic meta:table-count="0" meta:image-count="0" meta:object-count="0" meta:page-count="2" meta:paragraph-count="10" meta:word-count="853" meta:character-count="4955" meta:non-whitespace-character-count="4111"/>
  </office:meta>
</office:document-meta>
</file>